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b49" officeooo:paragraph-rsid="000c8b49"/>
    </style:style>
    <style:style style:name="P2" style:family="paragraph" style:parent-style-name="Standard">
      <style:text-properties officeooo:rsid="000d7f05" officeooo:paragraph-rsid="000d7f05"/>
    </style:style>
    <style:style style:name="P3" style:family="paragraph" style:parent-style-name="Standard">
      <style:text-properties officeooo:rsid="000d97d1" officeooo:paragraph-rsid="000d97d1"/>
    </style:style>
    <style:style style:name="P4" style:family="paragraph" style:parent-style-name="Standard">
      <style:text-properties officeooo:rsid="000e0112" officeooo:paragraph-rsid="000e0112"/>
    </style:style>
    <style:style style:name="P5" style:family="paragraph" style:parent-style-name="Standard">
      <style:text-properties officeooo:rsid="000d97d1" officeooo:paragraph-rsid="000d97d1"/>
    </style:style>
    <style:style style:name="P6" style:family="paragraph" style:parent-style-name="Standard">
      <style:text-properties officeooo:rsid="000d97d1" officeooo:paragraph-rsid="000f7526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>
      <style:text-properties officeooo:paragraph-rsid="000f7526"/>
    </style:style>
    <style:style style:name="P10" style:family="paragraph" style:parent-style-name="Table_20_Contents">
      <style:paragraph-properties fo:margin-top="0cm" fo:margin-bottom="0.499cm" loext:contextual-spacing="false"/>
    </style:style>
    <style:style style:name="P11" style:family="paragraph" style:parent-style-name="Table_20_Contents" style:list-style-name="L1">
      <style:paragraph-properties fo:margin-top="0cm" fo:margin-bottom="0.499cm" loext:contextual-spacing="false"/>
    </style:style>
    <style:style style:name="P12" style:family="paragraph" style:parent-style-name="Table_20_Contents" style:list-style-name="L1">
      <style:paragraph-properties fo:margin-top="0cm" fo:margin-bottom="0.499cm" loext:contextual-spacing="false"/>
      <style:text-properties officeooo:paragraph-rsid="000f7526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rsid="000d97d1" officeooo:paragraph-rsid="000f7526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0f7526"/>
    </style:style>
    <style:style style:name="T1" style:family="text">
      <style:text-properties officeooo:rsid="000e7ccd"/>
    </style:style>
    <style:style style:name="T2" style:family="text">
      <style:text-properties officeooo:rsid="000f752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pedia viewer</text:p>
      <text:p text:style-name="P1"/>
      <text:p text:style-name="P1">API: Tutorial - <text:a xlink:type="simple" xlink:href="https://www.mediawiki.org/wiki/API:Tutorial" text:style-name="Internet_20_link" text:visited-style-name="Visited_20_Internet_20_Link">https://www.mediawiki.org/wiki/API:Tutorial</text:a></text:p>
      <text:p text:style-name="P1"/>
      <text:p text:style-name="P2">API: Main page - <text:a xlink:type="simple" xlink:href="https://www.mediawiki.org/wiki/API:Main_page" text:style-name="Internet_20_link" text:visited-style-name="Visited_20_Internet_20_Link">https://www.mediawiki.org/wiki/API:Main_page</text:a></text:p>
      <text:p text:style-name="P2"/>
      <text:p text:style-name="P4">Sandbox - <text:a xlink:type="simple" xlink:href="https://www.mediawiki.org/wiki/Special:ApiSandbox" text:style-name="Internet_20_link" text:visited-style-name="Visited_20_Internet_20_Link">https://www.mediawiki.org/wiki/Special:ApiSandbox</text:a></text:p>
      <text:p text:style-name="P2"/>
      <text:p text:style-name="P3">Search for a given subject - <text:a xlink:type="simple" xlink:href="https://stackoverflow.com/questions/27457977/searching-wikipedia-using-api" text:style-name="Internet_20_link" text:visited-style-name="Visited_20_Internet_20_Link">https://stackoverflow.com/questions/27457977/searching-wikipedia-using-api</text:a></text:p>
      <text:p text:style-name="P3"/>
      <text:p text:style-name="P3"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https://en.wikipedia.org/w/api.php?action=query&amp;titles=</text:span></text:a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<text:span text:style-name="T1">Main</text:span></text:span></text:a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%20Page&amp;prop=revisions&amp;rvprop=content&amp;format=json</text:span></text:a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6"><text:span text:style-name="Source_20_Text"><text:span text:style-name="T2">From - </text:span></text:span><text:a xlink:type="simple" xlink:href="https://stackoverflow.com/questions/33614492/wikipedia-api-get-random-pages" text:style-name="Internet_20_link" text:visited-style-name="Visited_20_Internet_20_Link"><text:span text:style-name="Source_20_Text"><text:span text:style-name="T2">https://stackoverflow.com/questions/33614492/wikipedia-api-get-random-pages</text:span></text:span></text:a></text:p>
      <text:p text:style-name="P6"><text:span text:style-name="Source_20_Text"/></text:p>
      <text:p text:style-name="P3"><text:span text:style-name="Source_20_Text"/></text:p>
      <text:p text:style-name="P14">You're close. <text:span text:style-name="Source_20_Text">generator=random</text:span> is the right way to go. You can then use various <text:span text:style-name="Source_20_Text">prop</text:span> values to get the info you want:</text:p>
      <text:list xml:id="list1194586740180782852" text:style-name="L1">
        <text:list-item>
          <text:p text:style-name="P9">Page title is always included. </text:p>
        </text:list-item>
        <text:list-item>
          <text:p text:style-name="P9">To get the text, use <text:span text:style-name="Source_20_Text">prop=revisons</text:span> along with <text:span text:style-name="Source_20_Text">rvprop=content</text:span>. </text:p>
        </text:list-item>
        <text:list-item>
          <text:p text:style-name="P12">To get all images used on the page, use <text:span text:style-name="Source_20_Text">prop=images</text:span>.</text:p>
          <text:p text:style-name="P12">Note that this will often include images you're probably not interested in, like icons and flags. To fix that, you might try instead <text:span text:style-name="Source_20_Text">prop=pageimages</text:span>, though it doesn't seem to work always. Or you could try using both.</text:p>
        </text:list-item>
      </text:list>
      <text:p text:style-name="P13"><text:span text:style-name="Source_20_Text">So, the final query could look like this:</text:span></text:p>
      <text:p text:style-name="P3"><text:span text:style-name="Source_20_Text"/></text:p>
      <text:p text:style-name="P13"><text:a xlink:type="simple" xlink:href="https://en.wikipedia.org/w/api.php?format=json&amp;action=query&amp;generator=random&amp;grnnamespace=0&amp;prop=revisions%7Cimages&amp;rvprop=content&amp;grnlimit=10" text:style-name="Internet_20_link" text:visited-style-name="Visited_20_Internet_20_Link"><text:span text:style-name="Source_20_Text">h</text:span></text:a><text:a xlink:type="simple" xlink:href="https://en.wikipedia.org/w/api.php?format=json&amp;action=query&amp;generator=random&amp;grnnamespace=0&amp;prop=revisions%7Cimages&amp;rvprop=content&amp;grnlimit=10" text:style-name="Internet_20_link" text:visited-style-name="Visited_20_Internet_20_Link"><text:span text:style-name="Source_20_Text">ttps://en.wikipedia.org/w/api.php?format=json&amp;action=query&amp;generator=random&amp;grnnamespace=0&amp;prop=revisions|images&amp;rvprop=content&amp;grnlimit=1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8:52:11.064880629</meta:creation-date>
    <dc:date>2017-12-04T12:34:20.943776517</dc:date>
    <meta:editing-duration>PT13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1" meta:character-count="1152" meta:non-whitespace-character-count="1047"/>
  </office:meta>
</office:document-meta>
</file>